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2" table:default-cell-style-name="ce2"/>
        <table:table-column table:style-name="co2" table:number-columns-repeated="1011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Asymptotic richness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Asymptotic richness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Asymptotic richness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Asymptotic richness</text:p>
          </table:table-cell>
          <table:covered-table-cell table:number-columns-repeated="2" table:style-name="ce10"/>
          <table:table-cell table:style-name="ce10" table:number-columns-repeated="1011"/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7.06 – 10.52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7.41 – 10.91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7.51 – 11.14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7.63 – 12.51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rea [Brandenburg]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0.21 – 2.12</text:p>
          </table:table-cell>
          <table:table-cell table:style-name="ce11" office:value-type="float" office:value="0.017" calcext:value-type="float">
            <text:p>0.017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condition [excellent]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93 – 0.83</text:p>
          </table:table-cell>
          <table:table-cell table:style-name="ce12" office:value-type="float" office:value="0.916" calcext:value-type="float">
            <text:p>0.91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0.75 – 1.03</text:p>
          </table:table-cell>
          <table:table-cell table:style-name="ce12" office:value-type="float" office:value="0.755" calcext:value-type="float">
            <text:p>0.75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0.72 – 1.05</text:p>
          </table:table-cell>
          <table:table-cell table:style-name="ce12" office:value-type="float" office:value="0.715" calcext:value-type="float">
            <text:p>0.7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0.81 – 0.98</text:p>
          </table:table-cell>
          <table:table-cell table:style-name="ce12" office:value-type="float" office:value="0.852" calcext:value-type="float">
            <text:p>0.8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eight_kg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-1.29 – -0.63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-1.35 – -0.69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-1.34 – -0.67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-1.35 – -0.69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 [male]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0.12 – 1.86</text:p>
          </table:table-cell>
          <table:table-cell table:style-name="ce13" office:value-type="float" office:value="0.026" calcext:value-type="float">
            <text:p>0.02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0.15 – 1.94</text:p>
          </table:table-cell>
          <table:table-cell table:style-name="ce13" office:value-type="float" office:value="0.023" calcext:value-type="float">
            <text:p>0.02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0.17 – 1.95</text:p>
          </table:table-cell>
          <table:table-cell table:style-name="ce13" office:value-type="float" office:value="0.021" calcext:value-type="float">
            <text:p>0.02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0.13 – 1.92</text:p>
          </table:table-cell>
          <table:table-cell table:style-name="ce13" office:value-type="float" office:value="0.025" calcext:value-type="float">
            <text:p>0.0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 [juvenil]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-2.26 – 0.87</text:p>
          </table:table-cell>
          <table:table-cell office:value-type="float" office:value="0.38" calcext:value-type="float">
            <text:p>0.38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-2.60 – 0.59</text:p>
          </table:table-cell>
          <table:table-cell office:value-type="float" office:value="0.213" calcext:value-type="float">
            <text:p>0.213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-2.56 – 0.64</text:p>
          </table:table-cell>
          <table:table-cell office:value-type="float" office:value="0.237" calcext:value-type="float">
            <text:p>0.237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-2.54 – 0.63</text:p>
          </table:table-cell>
          <table:table-cell office:value-type="float" office:value="0.235" calcext:value-type="float">
            <text:p>0.2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e_cover_1000m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string" calcext:value-type="string">
            <text:p>-0.06 – 0.08</text:p>
          </table:table-cell>
          <table:table-cell office:value-type="float" office:value="0.729" calcext:value-type="float">
            <text:p>0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_1000m</text:p>
          </table:table-cell>
          <table:table-cell table:number-columns-repeated="6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0.01</text:p>
          </table:table-cell>
          <table:table-cell office:value-type="float" office:value="0.57" calcext:value-type="float">
            <text:p>0.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an_fpi_1000m</text:p>
          </table:table-cell>
          <table:table-cell table:number-columns-repeated="9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3 – 0.01</text:p>
          </table:table-cell>
          <table:table-cell office:value-type="float" office:value="0.308" calcext:value-type="float">
            <text:p>0.3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ations</text:p>
          </table:table-cell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R2 / R2 adjusted</text:p>
          </table:table-cell>
          <table:table-cell table:style-name="ce7" office:value-type="string" calcext:value-type="string" table:number-columns-spanned="3" table:number-rows-spanned="1">
            <text:p>0.321 / 0.285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280 / 0.243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282 / 0.244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287 / 0.250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AIC</text:p>
          </table:table-cell>
          <table:table-cell table:style-name="ce8" office:value-type="float" office:value="431.17" calcext:value-type="float" table:number-columns-spanned="3" table:number-rows-spanned="1">
            <text:p>431.17</text:p>
          </table:table-cell>
          <table:covered-table-cell table:number-columns-repeated="2" table:style-name="ce10"/>
          <table:table-cell table:style-name="ce4" office:value-type="float" office:value="437.114" calcext:value-type="float" table:number-columns-spanned="3" table:number-rows-spanned="1">
            <text:p>437.114</text:p>
          </table:table-cell>
          <table:covered-table-cell table:number-columns-repeated="2" table:style-name="ce10"/>
          <table:table-cell table:style-name="ce4" office:value-type="float" office:value="436.898" calcext:value-type="float" table:number-columns-spanned="3" table:number-rows-spanned="1">
            <text:p>436.898</text:p>
          </table:table-cell>
          <table:covered-table-cell table:number-columns-repeated="2" table:style-name="ce10"/>
          <table:table-cell table:style-name="ce4" office:value-type="float" office:value="436.134" calcext:value-type="float" table:number-columns-spanned="3" table:number-rows-spanned="1">
            <text:p>436.134</text:p>
          </table:table-cell>
          <table:covered-table-cell table:number-columns-repeated="2" table:style-name="ce10"/>
          <table:table-cell table:style-name="ce10" table:number-columns-repeated="1011"/>
        </table:table-row>
        <table:table-row table:style-name="ro1">
          <table:table-cell table:style-name="ce5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Shannon diversity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Shannon diversity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Shannon diversity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Shannon diversity</text:p>
          </table:table-cell>
          <table:covered-table-cell table:number-columns-repeated="2" table:style-name="ce10"/>
          <table:table-cell table:style-name="ce10" table:number-columns-repeated="1011"/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2.67 – 4.34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2.82 – 4.50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3.09 – 4.81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.54 – 5.85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rea [Brandenburg]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14 – 1.07</text:p>
          </table:table-cell>
          <table:table-cell table:style-name="ce13" office:value-type="float" office:value="0.011" calcext:value-type="float">
            <text:p>0.011</text:p>
          </table:table-cell>
          <table:table-cell table:number-columns-repeated="2"/>
          <table:table-cell table:style-name="ce12"/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condition [excellent]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-0.75 – 0.10</text:p>
          </table:table-cell>
          <table:table-cell office:value-type="float" office:value="0.134" calcext:value-type="float">
            <text:p>0.134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0.68 – 0.18</text:p>
          </table:table-cell>
          <table:table-cell table:style-name="ce12" office:value-type="float" office:value="0.254" calcext:value-type="float">
            <text:p>0.254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-0.63 – 0.22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72 – 0.12</text:p>
          </table:table-cell>
          <table:table-cell table:style-name="ce12" office:value-type="float" office:value="0.164" calcext:value-type="float">
            <text:p>0.16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eight_kg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-0.42 – -0.10</text:p>
          </table:table-cell>
          <table:table-cell table:style-name="ce13" office:value-type="float" office:value="0.001" calcext:value-type="float">
            <text:p>0.00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45 – -0.13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43 – -0.11</text:p>
          </table:table-cell>
          <table:table-cell table:style-name="ce13" office:value-type="float" office:value="0.001" calcext:value-type="float">
            <text:p>0.00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45 – -0.14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 [male]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0.17 – 0.6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0.16 – 0.70</text:p>
          </table:table-cell>
          <table:table-cell office:value-type="float" office:value="0.222" calcext:value-type="float">
            <text:p>0.22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0.13 – 0.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0.17 – 0.68</text:p>
          </table:table-cell>
          <table:table-cell office:value-type="float" office:value="0.237" calcext:value-type="float">
            <text:p>0.2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 [juvenil]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-1.15 – 0.36</text:p>
          </table:table-cell>
          <table:table-cell office:value-type="float" office:value="0.301" calcext:value-type="float">
            <text:p>0.301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-1.28 – 0.25</text:p>
          </table:table-cell>
          <table:table-cell office:value-type="float" office:value="0.185" calcext:value-type="float">
            <text:p>0.185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-1.21 – 0.32</text:p>
          </table:table-cell>
          <table:table-cell office:value-type="float" office:value="0.249" calcext:value-type="float">
            <text:p>0.249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-1.23 – 0.27</text:p>
          </table:table-cell>
          <table:table-cell office:value-type="float" office:value="0.208" calcext:value-type="float">
            <text:p>0.2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e_cover_1000m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string" calcext:value-type="string">
            <text:p>-0.01 – 0.06</text:p>
          </table:table-cell>
          <table:table-cell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_1000m</text:p>
          </table:table-cell>
          <table:table-cell table:number-columns-repeated="6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-0.00</text:p>
          </table:table-cell>
          <table:table-cell table:style-name="ce13" office:value-type="float" office:value="0.045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uman_fpi_1000m</text:p>
          </table:table-cell>
          <table:table-cell table:number-columns-repeated="9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-0.00</text:p>
          </table:table-cell>
          <table:table-cell table:style-name="ce13" office:value-type="float" office:value="0.017" calcext:value-type="float">
            <text:p>0.0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ations</text:p>
          </table:table-cell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R2 / R2 adjusted</text:p>
          </table:table-cell>
          <table:table-cell table:style-name="ce7" office:value-type="string" calcext:value-type="string" table:number-columns-spanned="3" table:number-rows-spanned="1">
            <text:p>0.197 / 0.156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57 / 0.113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76 / 0.133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90 / 0.148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AIC</text:p>
          </table:table-cell>
          <table:table-cell table:style-name="ce8" office:value-type="float" office:value="282.773" calcext:value-type="float" table:number-columns-spanned="3" table:number-rows-spanned="1">
            <text:p>282.773</text:p>
          </table:table-cell>
          <table:covered-table-cell table:number-columns-repeated="2" table:style-name="ce10"/>
          <table:table-cell table:style-name="ce4" office:value-type="float" office:value="287.801" calcext:value-type="float" table:number-columns-spanned="3" table:number-rows-spanned="1">
            <text:p>287.801</text:p>
          </table:table-cell>
          <table:covered-table-cell table:number-columns-repeated="2" table:style-name="ce10"/>
          <table:table-cell table:style-name="ce4" office:value-type="float" office:value="285.419" calcext:value-type="float" table:number-columns-spanned="3" table:number-rows-spanned="1">
            <text:p>285.419</text:p>
          </table:table-cell>
          <table:covered-table-cell table:number-columns-repeated="2" table:style-name="ce10"/>
          <table:table-cell table:style-name="ce8" office:value-type="float" office:value="283.679" calcext:value-type="float" table:number-columns-spanned="3" table:number-rows-spanned="1">
            <text:p>283.679</text:p>
          </table:table-cell>
          <table:covered-table-cell table:number-columns-repeated="2" table:style-name="ce10"/>
          <table:table-cell table:style-name="ce10" table:number-columns-repeated="1011"/>
        </table:table-row>
        <table:table-row table:style-name="ro1">
          <table:table-cell table:style-name="ce5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Simpson’s diversity (1/D)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Simpson’s diversity (1/D)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Simpson’s diversity (1/D)</text:p>
          </table:table-cell>
          <table:covered-table-cell table:number-columns-repeated="2" table:style-name="ce10"/>
          <table:table-cell table:style-name="ce6" office:value-type="string" calcext:value-type="string" table:number-columns-spanned="3" table:number-rows-spanned="1">
            <text:p>Simpson’s diversity (1/D)</text:p>
          </table:table-cell>
          <table:covered-table-cell table:number-columns-repeated="2" table:style-name="ce10"/>
          <table:table-cell table:style-name="ce10" table:number-columns-repeated="1011"/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2.02 – 3.40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2.13 – 3.51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2.32 – 3.73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2.68 – 4.57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rea [Brandenburg]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04 – 0.80</text:p>
          </table:table-cell>
          <table:table-cell table:style-name="ce13" office:value-type="float" office:value="0.029" calcext:value-type="float">
            <text:p>0.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ition [excellent]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63 – 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57 – 0.13</text:p>
          </table:table-cell>
          <table:table-cell office:value-type="float" office:value="0.216" calcext:value-type="float">
            <text:p>0.216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54 – 0.15</text:p>
          </table:table-cell>
          <table:table-cell office:value-type="float" office:value="0.269" calcext:value-type="float">
            <text:p>0.269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61 – 0.08</text:p>
          </table:table-cell>
          <table:table-cell office:value-type="float" office:value="0.132" calcext:value-type="float">
            <text:p>0.13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eight_kg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29 – -0.03</text:p>
          </table:table-cell>
          <table:table-cell table:style-name="ce13" office:value-type="float" office:value="0.014" calcext:value-type="float">
            <text:p>0.014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32 – -0.05</text:p>
          </table:table-cell>
          <table:table-cell table:style-name="ce13" office:value-type="float" office:value="0.006" calcext:value-type="float">
            <text:p>0.006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-0.30 – -0.04</text:p>
          </table:table-cell>
          <table:table-cell table:style-name="ce13" office:value-type="float" office:value="0.011" calcext:value-type="float">
            <text:p>0.011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31 – -0.06</text:p>
          </table:table-cell>
          <table:table-cell table:style-name="ce13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 [male]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0.17 – 0.52</text:p>
          </table:table-cell>
          <table:table-cell office:value-type="float" office:value="0.319" calcext:value-type="float">
            <text:p>0.31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-0.17 – 0.54</text:p>
          </table:table-cell>
          <table:table-cell office:value-type="float" office:value="0.301" calcext:value-type="float">
            <text:p>0.30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0.15 – 0.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0.17 – 0.52</text:p>
          </table:table-cell>
          <table:table-cell office:value-type="float" office:value="0.329" calcext:value-type="float">
            <text:p>0.3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 [juvenil]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89 – 0.35</text:p>
          </table:table-cell>
          <table:table-cell office:value-type="float" office:value="0.393" calcext:value-type="float">
            <text:p>0.393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-0.99 – 0.27</text:p>
          </table:table-cell>
          <table:table-cell office:value-type="float" office:value="0.261" calcext:value-type="float">
            <text:p>0.26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93 – 0.32</text:p>
          </table:table-cell>
          <table:table-cell office:value-type="float" office:value="0.342" calcext:value-type="float">
            <text:p>0.342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-0.93 – 0.29</text:p>
          </table:table-cell>
          <table:table-cell office:value-type="float" office:value="0.303" calcext:value-type="float">
            <text:p>0.3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e_cover_1000m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string" calcext:value-type="string">
            <text:p>-0.01 – 0.04</text:p>
          </table:table-cell>
          <table:table-cell office:value-type="float" office:value="0.308" calcext:value-type="float">
            <text:p>0.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_1000m</text:p>
          </table:table-cell>
          <table:table-cell table:number-columns-repeated="6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1 – 0.00</text:p>
          </table:table-cell>
          <table:table-cell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uman_fpi_1000m</text:p>
          </table:table-cell>
          <table:table-cell table:number-columns-repeated="9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-0.00</text:p>
          </table:table-cell>
          <table:table-cell table:style-name="ce13" office:value-type="float" office:value="0.023" calcext:value-type="float">
            <text:p>0.0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ations</text:p>
          </table:table-cell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R2 / R2 adjusted</text:p>
          </table:table-cell>
          <table:table-cell table:style-name="ce7" office:value-type="string" calcext:value-type="string" table:number-columns-spanned="3" table:number-rows-spanned="1">
            <text:p>0.144 / 0.100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10 / 0.064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30 / 0.084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48 / 0.104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AIC</text:p>
          </table:table-cell>
          <table:table-cell table:style-name="ce8" office:value-type="float" office:value="243.236" calcext:value-type="float" table:number-columns-spanned="3" table:number-rows-spanned="1">
            <text:p>243.236</text:p>
          </table:table-cell>
          <table:covered-table-cell table:number-columns-repeated="2" table:style-name="ce10"/>
          <table:table-cell table:style-name="ce4" office:value-type="float" office:value="247.205" calcext:value-type="float" table:number-columns-spanned="3" table:number-rows-spanned="1">
            <text:p>247.205</text:p>
          </table:table-cell>
          <table:covered-table-cell table:number-columns-repeated="2" table:style-name="ce10"/>
          <table:table-cell table:style-name="ce4" office:value-type="float" office:value="244.951" calcext:value-type="float" table:number-columns-spanned="3" table:number-rows-spanned="1">
            <text:p>244.951</text:p>
          </table:table-cell>
          <table:covered-table-cell table:number-columns-repeated="2" table:style-name="ce10"/>
          <table:table-cell table:style-name="ce8" office:value-type="float" office:value="242.753" calcext:value-type="float" table:number-columns-spanned="3" table:number-rows-spanned="1">
            <text:p>242.753</text:p>
          </table:table-cell>
          <table:covered-table-cell table:number-columns-repeated="2" table:style-name="ce10"/>
          <table:table-cell table:style-name="ce10" table:number-columns-repeated="1011"/>
        </table:table-row>
      </table:table>
      <table:named-expressions>
        <table:named-range table:name="HTML_1" table:base-cell-address="$Sheet1.$A$1" table:cell-range-address="$Sheet1.$A$31:.$M$44"/>
        <table:named-range table:name="HTML_all" table:base-cell-address="$Sheet1.$A$1" table:cell-range-address="$Sheet1.$A$31:.$M$44"/>
        <table:named-range table:name="HTML_tables" table:base-cell-address="$Sheet1.$A$1" table:cell-range-address="$Sheet1.$A$31:.$A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8T12:41:12.135038101</dc:date>
    <dc:creator>Emanuel Heitlinger</dc:creator>
    <meta:editing-duration>PT17M52S</meta:editing-duration>
    <meta:editing-cycles>1</meta:editing-cycles>
    <meta:document-statistic meta:table-count="1" meta:cell-count="339" meta:object-count="0"/>
    <meta:generator>LibreOffice/6.1.5.2$Linux_X86_64 LibreOffice_project/10$Build-2</meta:generator>
  </office:meta>
</office:document-meta>
</file>